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CacheValidity.getSource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CacheValidity.isValid( CacheValidity validit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urceCacheValidity.SourceCacheValidity( SourceValidity valid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CacheValidit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